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ab9c2"/>
    </style:style>
    <style:style style:name="T1" style:family="text">
      <style:text-properties officeooo:rsid="001ab9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{</text:p>
      <text:p text:style-name="Standard">"treament": "Mr.",</text:p>
      <text:p text:style-name="Standard">"firstName": "Luisito",</text:p>
      <text:p text:style-name="Standard">"lastName": "Comunica",</text:p>
      <text:p text:style-name="Standard">"age": 38,</text:p>
      <text:p text:style-name="Standard">"phoneNumber": "123-123-1234",</text:p>
      <text:p text:style-name="Standard">"email": "luisitocomunica@hotmail.com",</text:p>
      <text:p text:style-name="Standard">"password": "luisitoComunica1234_",</text:p>
      <text:p text:style-name="Standard">"street": "La calle bonita de Luisito Comunica en Mexico",</text:p>
      <text:p text:style-name="Standard">"streetNumber": 123,</text:p>
      <text:p text:style-name="Standard">"city":"Mexico city",</text:p>
      <text:p text:style-name="Standard">"state_Province": "Mejico D. Federal",</text:p>
      <text:p text:style-name="Standard">"post_ZipCode": 24380,</text:p>
      <text:p text:style-name="Standard">"country": "Mexico",</text:p>
      <text:p text:style-name="Standard">"cardType": "Giropay",</text:p>
      <text:p text:style-name="Standard">"cardHolderFirstName": "Luisito",</text:p>
      <text:p text:style-name="Standard">"cardHolderLastName": "Comunica",</text:p>
      <text:p text:style-name="Standard">"cardNumber": "DE31-1345-6789-1111-0000-1111-12",</text:p>
      <text:p text:style-name="Standard">"securityCode": 12345, </text:p>
      <text:p text:style-name="Standard">"acceptPay": "on"</text:p>
      <text:p text:style-name="Standard">}</text:p>
      <text:p text:style-name="Standard"/>
      <text:p text:style-name="P1">{</text:p>
      <text:p text:style-name="P1">"treament": "Mr<text:span text:style-name="T1">s</text:span>.",</text:p>
      <text:p text:style-name="P1">"firstName": "<text:span text:style-name="T1">Rosa</text:span>",</text:p>
      <text:p text:style-name="P1">"lastName": "<text:span text:style-name="T1">La Despecha</text:span>",</text:p>
      <text:p text:style-name="P1">"age": <text:span text:style-name="T1">27</text:span>,</text:p>
      <text:p text:style-name="P1">"phoneNumber": "123-123-1234",</text:p>
      <text:p text:style-name="P1">"email": "<text:span text:style-name="T1">rosadespecha</text:span>@hotmail.com",</text:p>
      <text:p text:style-name="P1">"password": "<text:span text:style-name="T1">RosaDespecha</text:span>1234_",</text:p>
      <text:p text:style-name="P1">"street": "La calle bonita de <text:span text:style-name="T1">Rosa La Despecha</text:span> en <text:span text:style-name="T1">Cadiz</text:span>",</text:p>
      <text:p text:style-name="P1">"streetNumber": 123,</text:p>
      <text:p text:style-name="P1">"city":"<text:span text:style-name="T1">Cadiz</text:span>",</text:p>
      <text:p text:style-name="P1">"state_Province": "<text:span text:style-name="T1">Andalucia</text:span>",</text:p>
      <text:p text:style-name="P1">"post_ZipCode": 24380,</text:p>
      <text:p text:style-name="P1">"country": "<text:span text:style-name="T1">Spanien</text:span>",</text:p>
      <text:p text:style-name="P1">"cardType": "Giropay",</text:p>
      <text:p text:style-name="P1">"cardHolderFirstName": "<text:span text:style-name="T1">Rosa</text:span>",</text:p>
      <text:p text:style-name="P1">"cardHolderLastName": "<text:span text:style-name="T1">La Despecha</text:span>",</text:p>
      <text:p text:style-name="P1">"cardNumber": "DE31-1345-6789-1111-0000-1111-12",</text:p>
      <text:p text:style-name="P1">"securityCode": <text:span text:style-name="T1">54635</text:span>, </text:p>
      <text:p text:style-name="P1">"acceptPay": "on"</text:p>
      <text:p text:style-name="P1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18T10:08:03.505779310</meta:creation-date>
    <dc:date>2023-05-18T14:24:47.340805847</dc:date>
    <meta:editing-duration>PT12M48S</meta:editing-duration>
    <meta:editing-cycles>1</meta:editing-cycles>
    <meta:document-statistic meta:table-count="0" meta:image-count="0" meta:object-count="0" meta:page-count="1" meta:paragraph-count="42" meta:word-count="98" meta:character-count="1053" meta:non-whitespace-character-count="995"/>
    <meta:generator>LibreOffice/6.4.7.2$Linux_X86_64 LibreOffice_project/40$Build-2</meta:generator>
  </office:meta>
</office:document-meta>
</file>